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1.31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155.54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68.74pt"/>
    </style:style>
    <style:style style:name="co6" style:family="table-column">
      <style:table-column-properties fo:break-before="auto" style:column-width="54.91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128.49pt"/>
    </style:style>
    <style:style style:name="co10" style:family="table-column">
      <style:table-column-properties fo:break-before="auto" style:column-width="127.81pt"/>
    </style:style>
    <style:style style:name="co11" style:family="table-column">
      <style:table-column-properties fo:break-before="auto" style:column-width="33.36pt"/>
    </style:style>
    <style:style style:name="co12" style:family="table-column">
      <style:table-column-properties fo:break-before="auto" style:column-width="31.95pt"/>
    </style:style>
    <style:style style:name="co13" style:family="table-column">
      <style:table-column-properties fo:break-before="auto" style:column-width="188.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diamant_20_pip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3"/>
          <table:table-cell table:style-name="ce1" office:value-type="string" calcext:value-type="string">
            <text:p>Arkalakis</text:p>
          </table:table-cell>
          <table:table-cell table:style-name="ce1" office:value-type="string" calcext:value-type="string">
            <text:p>Diamant</text:p>
          </table:table-cell>
          <table:table-cell table:style-name="ce5" office:value-type="string" calcext:value-type="string">
            <text:p>Full Match</text:p>
          </table:table-cell>
          <table:table-cell table:style-name="ce5" office:value-type="string" calcext:value-type="string">
            <text:p>Partial Match</text:p>
          </table:table-cell>
          <table:table-cell table:style-name="ce5"/>
          <table:table-cell table:style-name="ce5" office:value-type="string" calcext:value-type="string">
            <text:p>Disagreement</text:p>
          </table:table-cell>
          <table:table-cell table:style-name="ce1" office:value-type="string" calcext:value-type="string">
            <text:p>Fi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addAccount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2]=[.D2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getAccounts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3]=[.D3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getAccountsByType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4]=[.D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getAccountsByTypeAndFeatures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5]=[.D5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getAccountsByTypeForPackage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6]=[.D6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getAuthToken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7]=[.D7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getPassword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8]=[.D8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getPreviousName</text:p>
          </table:table-cell>
          <table:table-cell/>
          <table:table-cell table:style-name="ce2" office:value-type="string" calcext:value-type="string">
            <text:p>Personal info, Name</text:p>
          </table:table-cell>
          <table:table-cell table:style-name="ce2" office:value-type="string" calcext:value-type="string">
            <text:p>Personal info</text:p>
          </table:table-cell>
          <table:table-cell table:style-name="ce5" table:formula="of:=IF([.C9]=[.D9];1;0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getUserData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10]=[.D10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setPassword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11]=[.D11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ccounts.AccountManager.setUserData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12]=[.D12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pp.ActivityManager.getRecentTask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Personal info</text:p>
          </table:table-cell>
          <table:table-cell table:style-name="ce5" table:formula="of:=IF([.C13]=[.D13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App activ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pp.ActivityManager.getRunningAppProcess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Personal info</text:p>
          </table:table-cell>
          <table:table-cell table:style-name="ce5" table:formula="of:=IF([.C14]=[.D14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App activ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pp.ActivityManager.getRunningTask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Personal info</text:p>
          </table:table-cell>
          <table:table-cell table:style-name="ce5" table:formula="of:=IF([.C15]=[.D15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App activ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pp.ActivityManager.killBackgroundProcess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6]=[.D1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AlarmManager.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]=[.D1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AlarmManager.setAlarmCloc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8]=[.D1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AlarmManager.setExac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9]=[.D1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AlarmManager.setExactAndAllowWhileId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0]=[.D2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AppOpsManager.startWatchingMode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App info and performance</text:p>
          </table:table-cell>
          <table:table-cell table:style-name="ce5" table:formula="of:=IF([.C21]=[.D21];1;0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pp.AppOpsManager.startWatchingStarted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App info and performance</text:p>
          </table:table-cell>
          <table:table-cell table:style-name="ce5" table:formula="of:=IF([.C22]=[.D22];1;0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pp.backup.BackupManager.dataChang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3]=[.D2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compat.CompatChanges.isChangeEnabl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]=[.D2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GameManager.isAngleEnabled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info and performance</text:p>
          </table:table-cell>
          <table:table-cell table:style-name="ce5" table:formula="of:=IF([.C25]=[.D25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job.JobInfo$Builder.setPersis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6]=[.D2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JobSchedulerImpl.schedu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]=[.D2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KeyguardManager$KeyguardLock.disableKeyguar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]=[.D2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KeyguardManager$KeyguardLock.reenableKeyguar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9]=[.D2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KeyguardManager.requestDismissKeyguar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30]=[.D3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Service.stopSelf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31]=[.D3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Service.stopSelfRes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32]=[.D3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usage.UsageStatsManager.getAppStandbyBucket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info and performance</text:p>
          </table:table-cell>
          <table:table-cell table:style-name="ce5" table:formula="of:=IF([.C33]=[.D33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App info and perform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pp.WallpaperManager.getDrawable</text:p>
          </table:table-cell>
          <table:table-cell/>
          <table:table-cell table:number-columns-repeated="2" table:style-name="ce2" office:value-type="string" calcext:value-type="string">
            <text:p>Photos or videos, Photos, Files and docs</text:p>
          </table:table-cell>
          <table:table-cell table:style-name="ce5" table:formula="of:=IF([.C34]=[.D3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hotos or videos, Photos, Files and do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app.WallpaperManager.setBitmap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35]=[.D3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WallpaperManager.setResour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36]=[.D3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WallpaperManager.suggestDesiredDimension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37]=[.D3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2dp.getConnectedDevic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Device or other IDs</text:p>
          </table:table-cell>
          <table:table-cell table:style-name="ce5" table:formula="of:=IF([.C38]=[.D38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A2dp.getDevicesMatchingConnectionStat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Device or other IDs</text:p>
          </table:table-cell>
          <table:table-cell table:style-name="ce5" table:formula="of:=IF([.C39]=[.D39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Adapter.cancelDiscover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40]=[.D4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closeProfileProx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41]=[.D4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enab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42]=[.D4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getAddress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43]=[.D43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Adapter.getBluetoothLeAdvertis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44]=[.D4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getBluetoothLeScann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45]=[.D4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getBondedDevic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46]=[.D46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Adapter.getNam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47]=[.D47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Adapter.getProfileConnection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48]=[.D4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getProfileProx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49]=[.D4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getScanMod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0]=[.D5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get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1]=[.D5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isDiscover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2]=[.D5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isEnabl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3]=[.D5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isMultipleAdvertisementSuppor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4]=[.D5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isOffloadedFilteringSuppor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5]=[.D5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isOffloadedScanBatchingSuppor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6]=[.D5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listenUsingRfcommWithServiceRecor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7]=[.D5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startDiscover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8]=[.D5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Device.getBond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59]=[.D5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Device.getNam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60]=[.D60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Device.getTyp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61]=[.D61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Device.getUuids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62]=[.D62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GattServer.addServ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63]=[.D6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Headset.getConnectedDevic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64]=[.D64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HearingAid.getDevicesMatchingConnectionStat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65]=[.D65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Manager.getConnectedDevic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66]=[.D66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Manager.getDevicesMatchingConnectionStates</text:p>
          </table:table-cell>
          <table:table-cell/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67]=[.D67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bluetooth.BluetoothManager.openGattServ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68]=[.D6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le.BluetoothLeAdvertiser.startAdvertis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69]=[.D6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le.BluetoothLeAdvertiser.startAdvertising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70]=[.D7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le.BluetoothLeAdvertiser.stopAdvertis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71]=[.D7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le.BluetoothLeAdvertiser.stopAdvertising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72]=[.D7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le.BluetoothLeScanner.flushPendingScanResult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73]=[.D7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le.BluetoothLeScanner.startScan</text:p>
          </table:table-cell>
          <table:table-cell/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74]=[.D7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le.BluetoothLeScanner.stopSca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75]=[.D7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mpanion.CompanionDeviceManager.associ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76]=[.D7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AttributionSource.getRenouncedPermission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77]=[.D7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ContentProvider.bulkInser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78]=[.D7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ContentProvider.dele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79]=[.D7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ContentProvider.openAssetFile</text:p>
          </table:table-cell>
          <table:table-cell/>
          <table:table-cell table:number-columns-repeated="2" table:style-name="ce2" office:value-type="string" calcext:value-type="string">
            <text:p>Files and docs</text:p>
          </table:table-cell>
          <table:table-cell table:style-name="ce5" table:formula="of:=IF([.C80]=[.D80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Files and do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content.ContentProvider.openTypedAssetFile</text:p>
          </table:table-cell>
          <table:table-cell/>
          <table:table-cell table:number-columns-repeated="2" table:style-name="ce2" office:value-type="string" calcext:value-type="string">
            <text:p>Files and docs</text:p>
          </table:table-cell>
          <table:table-cell table:style-name="ce5" table:formula="of:=IF([.C81]=[.D81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Files and do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content.ContentProvider.query</text:p>
          </table:table-cell>
          <table:table-cell/>
          <table:table-cell table:style-name="ce2" office:value-type="string" calcext:value-type="string">
            <text:p>Files and doc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82]=[.D82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ContentProvider.upd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83]=[.D8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ContentProviderClient.setDetectNotRespond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84]=[.D8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ContentResolver.query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85]=[.D85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content.ContextParams.getRenouncedPermission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86]=[.D8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ContextWrapper.stopServ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87]=[.D8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ContextWrapper.unbindServ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88]=[.D8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content.pm.LauncherApps.hasShortcutHostPermissio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89]=[.D8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hardware.biometrics.BiometricManager.canAuthenticate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90]=[.D90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hardware.camera2.CameraManager.openCamera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91]=[.D9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hardware.fingerprint.FingerprintManager.hasEnrolledFingerprint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92]=[.D9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hardware.fingerprint.FingerprintManager.isHardwareDetected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93]=[.D93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location.LocationManager.addGpsStatusListener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style-name="ce5" table:formula="of:=IF([.C94]=[.D9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location.LocationManager.addNmeaListener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style-name="ce5" table:formula="of:=IF([.C95]=[.D95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location.LocationManager.getBestProvid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96]=[.D9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location.LocationManager.getCurrentLocation</text:p>
          </table:table-cell>
          <table:table-cell/>
          <table:table-cell table:number-columns-repeated="2" table:style-name="ce2" office:value-type="string" calcext:value-type="string">
            <text:p>Location, Precise location, Approximate location</text:p>
          </table:table-cell>
          <table:table-cell table:style-name="ce5" table:formula="of:=IF([.C97]=[.D97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, Approximat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location.LocationManager.getGpsStatus</text:p>
          </table:table-cell>
          <table:table-cell/>
          <table:table-cell table:style-name="ce2" office:value-type="string" calcext:value-type="string">
            <text:p>Location, Precise location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98]=[.D98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location.LocationManager.getLastKnownLocation</text:p>
          </table:table-cell>
          <table:table-cell/>
          <table:table-cell table:number-columns-repeated="2" table:style-name="ce2" office:value-type="string" calcext:value-type="string">
            <text:p>Location, Precise location, Approximate location</text:p>
          </table:table-cell>
          <table:table-cell table:style-name="ce5" table:formula="of:=IF([.C99]=[.D99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, Approximat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location.LocationManager.getProvider</text:p>
          </table:table-cell>
          <table:table-cell/>
          <table:table-cell table:style-name="ce2" office:value-type="string" calcext:value-type="string">
            <text:p>Location, Approximate location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00]=[.D100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location.LocationManager.registerGnssStatusCallback</text:p>
          </table:table-cell>
          <table:table-cell/>
          <table:table-cell table:style-name="ce2" office:value-type="string" calcext:value-type="string">
            <text:p>Location, Precise location</text:p>
          </table:table-cell>
          <table:table-cell table:style-name="ce2" office:value-type="string" calcext:value-type="string">
            <text:p>Location</text:p>
          </table:table-cell>
          <table:table-cell table:style-name="ce5" table:formula="of:=IF([.C101]=[.D101];1;0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2" office:value-type="string" calcext:value-type="string">
            <text:p>Location, Precis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location.LocationManager.removeUpdat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02]=[.D10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location.LocationManager.requestLocationUpdates</text:p>
          </table:table-cell>
          <table:table-cell/>
          <table:table-cell table:number-columns-repeated="2" table:style-name="ce2" office:value-type="string" calcext:value-type="string">
            <text:p>Location, Precise location, Approximate location</text:p>
          </table:table-cell>
          <table:table-cell table:style-name="ce5" table:formula="of:=IF([.C103]=[.D103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, Approximat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location.LocationManager.requestSingleUpdate</text:p>
          </table:table-cell>
          <table:table-cell/>
          <table:table-cell table:number-columns-repeated="2" table:style-name="ce2" office:value-type="string" calcext:value-type="string">
            <text:p>Location, Precise location, Approximate location</text:p>
          </table:table-cell>
          <table:table-cell table:style-name="ce5" table:formula="of:=IF([.C104]=[.D10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, Approximat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media.AudioAttributes$Builder.setSystemUs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05]=[.D10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AudioManager.requestAudioFocu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06]=[.D10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AudioManager.setBluetoothScoO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07]=[.D10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AudioManager.setMicrophoneMu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08]=[.D10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AudioManager.setMod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09]=[.D10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AudioManager.setSpeakerphoneOn</text:p>
          </table:table-cell>
          <table:table-cell/>
          <table:table-cell table:style-name="ce2" office:value-type="string" calcext:value-type="string">
            <text:p>Audio files, Voice or sound recording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10]=[.D110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AudioManager.setStreamVolum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11]=[.D11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browse.MediaBrowser.disconnec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12]=[.D11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MediaPlayer.pau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13]=[.D11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MediaPlayer.relea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14]=[.D11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MediaPlayer.re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15]=[.D11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MediaPlayer.setWakeMod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16]=[.D11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MediaPlayer.star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17]=[.D11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MediaPlayer.stop</text:p>
          </table:table-cell>
          <table:table-cell/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18]=[.D11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MediaScannerConnection.disconnec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19]=[.D11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Ringtone.pla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20]=[.D12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Ringtone.setAudioAttribut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21]=[.D12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Ringtone.setStreamTyp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22]=[.D12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Ringtone.stop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23]=[.D12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media.RingtoneManager.getRingtone</text:p>
          </table:table-cell>
          <table:table-cell/>
          <table:table-cell table:number-columns-repeated="2" table:style-name="ce2" office:value-type="string" calcext:value-type="string">
            <text:p>Audio files, Music files</text:p>
          </table:table-cell>
          <table:table-cell table:style-name="ce5" table:formula="of:=IF([.C124]=[.D12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udio files, Music fi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net.ConnectivityManager.getActiveNetwor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25]=[.D12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getActiveNetworkInfo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26]=[.D12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getAllNetworkInfo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27]=[.D12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getAllNetwork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28]=[.D12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getLinkProperti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29]=[.D12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getNetworkCapabiliti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0]=[.D13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getNetworkInfo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1]=[.D13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getNetworkPreferen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2]=[.D13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getRestrictBackgroundStatu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3]=[.D13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getTetheredIfac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4]=[.D13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isActiveNetworkMeter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5]=[.D13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registerDefaultNetworkCallbac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6]=[.D13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registerDefaultNetworkCallbackForUi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7]=[.D13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registerNetworkCallbac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8]=[.D13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reportNetworkConnectivit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39]=[.D13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ConnectivityManager.requestNetwor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40]=[.D14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wifi.p2p.WifiP2pManager.initializ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41]=[.D14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wifi.rtt.WifiRttManager.startRanging</text:p>
          </table:table-cell>
          <table:table-cell/>
          <table:table-cell table:style-name="ce2" office:value-type="string" calcext:value-type="string">
            <text:p>Location, Precise location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42]=[.D142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wifi.WifiInfo.getBSS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143]=[.D143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net.wifi.WifiInfo.getMacAddress</text:p>
          </table:table-cell>
          <table:table-cell/>
          <table:table-cell table:style-name="ce2" office:value-type="string" calcext:value-type="string">
            <text:p>Location, Precise location, Device or other IDs</text:p>
          </table:table-cell>
          <table:table-cell table:style-name="ce2" office:value-type="string" calcext:value-type="string">
            <text:p>Location, Device or other IDs</text:p>
          </table:table-cell>
          <table:table-cell table:style-name="ce5" table:formula="of:=IF([.C144]=[.D144];1;0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net.wifi.WifiInfo.getSS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145]=[.D145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net.wifi.WifiManager$MulticastLock.acquir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46]=[.D14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wifi.WifiManager$MulticastLock.relea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47]=[.D14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wifi.WifiManager$WifiLock.acquir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48]=[.D14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net.wifi.WifiManager$WifiLock.relea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49]=[.D14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BatteryManager.getIntProperty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style-name="ce5" table:formula="of:=IF([.C150]=[.D150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BatteryManager.getLongProperty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style-name="ce5" table:formula="of:=IF([.C151]=[.D151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BatteryManager.isCharging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style-name="ce5" table:formula="of:=IF([.C152]=[.D152];1;0)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android.os.Build.getSerial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153]=[.D153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Debug.getMemoryInfo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style-name="ce5" table:formula="of:=IF([.C154]=[.D15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Debug.getNativeHeapAllocatedSize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style-name="ce5" table:formula="of:=IF([.C155]=[.D155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Debug.getNativeHeapFreeSize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style-name="ce5" table:formula="of:=IF([.C156]=[.D156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Debug.getNativeHeapSize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style-name="ce5" table:formula="of:=IF([.C157]=[.D157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Debug.getRuntimeStat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style-name="ce5" table:formula="of:=IF([.C158]=[.D158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health.HealthStats.getMeasurement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59]=[.D159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health.HealthStats.getStats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60]=[.D160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PowerManager$WakeLock.acquir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61]=[.D16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PowerManager$WakeLock.relea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62]=[.D16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PowerManager.getCurrentThermalStatus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style-name="ce5" table:formula="of:=IF([.C163]=[.D163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Diagnostic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StrictMode.getThreadPolicy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App info and performance</text:p>
          </table:table-cell>
          <table:table-cell table:style-name="ce5" table:formula="of:=IF([.C164]=[.D164];1;0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2" office:value-type="string" calcext:value-type="string">
            <text:p>App info and perform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StrictMode.getVmPolicy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App info and performance</text:p>
          </table:table-cell>
          <table:table-cell table:style-name="ce5" table:formula="of:=IF([.C165]=[.D165];1;0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2" office:value-type="string" calcext:value-type="string">
            <text:p>App info and perform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os.SystemVibrator.cancel</text:p>
          </table:table-cell>
          <table:table-cell/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66]=[.D16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SystemVibrator.vibr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67]=[.D16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UserManager.getProfileIds</text:p>
          </table:table-cell>
          <table:table-cell/>
          <table:table-cell table:style-name="ce2" office:value-type="string" calcext:value-type="string">
            <text:p>Personal info, User ID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68]=[.D168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UserManager.getUserRestriction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69]=[.D16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UserManager.hasUserRestrictionForUs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0]=[.D17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UserManager.isManagedProfi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1]=[.D17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UserManager.isProfi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2]=[.D17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UserManager.isUserRunn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3]=[.D17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UserManager.isUserUnlock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4]=[.D17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UserManager.isUserUnlockingOrUnlock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5]=[.D17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provider.DeviceConfig.getBoolea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6]=[.D17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provider.DeviceConfig.getIn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7]=[.D17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provider.DeviceConfig.getLo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78]=[.D17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provider.Settings$Config.getStrings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79]=[.D179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provider.Settings$Secure.getString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80]=[.D180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provider.Settings$System.putStr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81]=[.D18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provider.Settings.canDrawOverlay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82]=[.D18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provider.Settings.Secure.getString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83]=[.D183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getAvailableLanguag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84]=[.D18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getDefaultVo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85]=[.D18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getVo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86]=[.D18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getVoic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87]=[.D18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isLanguageAvailab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88]=[.D18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setLangu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89]=[.D18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setVo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90]=[.D19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shutdow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91]=[.D19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speak</text:p>
          </table:table-cell>
          <table:table-cell/>
          <table:table-cell table:style-name="ce2" office:value-type="string" calcext:value-type="string">
            <text:p>App activity, Other action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92]=[.D192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stop</text:p>
          </table:table-cell>
          <table:table-cell/>
          <table:table-cell table:style-name="ce2" office:value-type="string" calcext:value-type="string">
            <text:p>App activity, Other action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193]=[.D193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com.TelecomManager.getCallCapablePhoneAccounts</text:p>
          </table:table-cell>
          <table:table-cell/>
          <table:table-cell table:number-columns-repeated="2" table:style-name="ce2" office:value-type="string" calcext:value-type="string">
            <text:p>Contacts</text:p>
          </table:table-cell>
          <table:table-cell table:style-name="ce5" table:formula="of:=IF([.C194]=[.D19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com.TelecomManager.getCall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95]=[.D19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com.TelecomManager.getDefaultDialerPack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96]=[.D19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com.TelecomManager.getDefaultOutgoingPhoneAccount</text:p>
          </table:table-cell>
          <table:table-cell/>
          <table:table-cell table:style-name="ce2" office:value-type="string" calcext:value-type="string">
            <text:p>Contacts</text:p>
          </table:table-cell>
          <table:table-cell table:style-name="ce2" office:value-type="string" calcext:value-type="string">
            <text:p>Personal info</text:p>
          </table:table-cell>
          <table:table-cell table:style-name="ce5" table:formula="of:=IF([.C197]=[.D197];1;0)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Conta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com.TelecomManager.isInCall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198]=[.D19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com.TelecomManager.isVoiceMailNumber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ersonal info</text:p>
          </table:table-cell>
          <table:table-cell table:style-name="ce5" table:formula="of:=IF([.C199]=[.D199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Personal info, Phone numb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ims.ProvisioningManager.isRcsVolteSingleRegistrationCapab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00]=[.D20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PhoneNumberUtils.isVoiceMailNumber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ersonal info</text:p>
          </table:table-cell>
          <table:table-cell table:style-name="ce5" table:formula="of:=IF([.C201]=[.D201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Personal info, Phone numb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PhoneStateListener.onCallStateChang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02]=[.D20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PhoneStateListener.onCellInfoChanged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style-name="ce5" table:formula="of:=IF([.C203]=[.D203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PhoneStateListener.onCellLocationChanged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style-name="ce5" table:formula="of:=IF([.C204]=[.D20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SubscriptionInfo.getIcc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05]=[.D205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SubscriptionManager.getActiveSubscriptionInfo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206]=[.D206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SubscriptionManager.getActiveSubscriptionInfoCoun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07]=[.D20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SubscriptionManager.getActiveSubscriptionInfoForSimSlotIndex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208]=[.D208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SubscriptionManager.getActiveSubscriptionInfoList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5" table:formula="of:=IF([.C209]=[.D209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checkCarrierPrivilegesForPack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10]=[.D21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getAllCellInfo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style-name="ce5" table:formula="of:=IF([.C211]=[.D211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Call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12]=[.D21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getCallStateForSubscriptio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13]=[.D21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getCardIdForDefaultEuicc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14]=[.D21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CellLocation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style-name="ce5" table:formula="of:=IF([.C215]=[.D215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DataNetworkTyp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16]=[.D216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Device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17]=[.D217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DeviceSoftwareVersion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18]=[.D218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GroupIdLevel1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19]=[.D219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Imei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20]=[.D220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Line1Number</text:p>
          </table:table-cell>
          <table:table-cell/>
          <table:table-cell table:style-name="ce2" office:value-type="string" calcext:value-type="string">
            <text:p>Personal info, Phone number</text:p>
          </table:table-cell>
          <table:table-cell table:style-name="ce2" office:value-type="string" calcext:value-type="string">
            <text:p>Personal info</text:p>
          </table:table-cell>
          <table:table-cell table:style-name="ce5" table:formula="of:=IF([.C221]=[.D221];1;0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2" office:value-type="string" calcext:value-type="string">
            <text:p>Personal info, Phone numb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Me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22]=[.D222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NeighboringCellInfo</text:p>
          </table:table-cell>
          <table:table-cell/>
          <table:table-cell table:number-columns-repeated="2" table:style-name="ce2" office:value-type="string" calcext:value-type="string">
            <text:p>Location, Approximate location</text:p>
          </table:table-cell>
          <table:table-cell table:style-name="ce5" table:formula="of:=IF([.C223]=[.D223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Approximat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NetworkCountryIso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Location</text:p>
          </table:table-cell>
          <table:table-cell table:style-name="ce5" table:formula="of:=IF([.C224]=[.D224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NetworkOperator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25]=[.D225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NetworkOperatorName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226]=[.D226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Personal 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NetworkType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227]=[.D227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getPhoneCount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28]=[.D228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ServiceState</text:p>
          </table:table-cell>
          <table:table-cell/>
          <table:table-cell table:number-columns-repeated="2" table:style-name="ce2" office:value-type="string" calcext:value-type="string">
            <text:p>Location, Approximate location</text:p>
          </table:table-cell>
          <table:table-cell table:style-name="ce5" table:formula="of:=IF([.C229]=[.D229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Approximat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SimSerialNumber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30]=[.D230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SimSpecificCarrier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31]=[.D231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Sim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32]=[.D23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getSubscriber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33]=[.D233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VisualVoicemailPackageName</text:p>
          </table:table-cell>
          <table:table-cell/>
          <table:table-cell table:number-columns-repeated="2" table:style-name="ce2" office:value-type="string" calcext:value-type="string">
            <text:p>App activity, Installed apps</text:p>
          </table:table-cell>
          <table:table-cell table:style-name="ce5" table:formula="of:=IF([.C234]=[.D234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activ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VoiceMailNumber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ersonal info</text:p>
          </table:table-cell>
          <table:table-cell table:style-name="ce5" table:formula="of:=IF([.C235]=[.D235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Personal info, Phone numb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getVoiceNetworkTyp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36]=[.D236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telephony.TelephonyManager.isDataEnabl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37]=[.D23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isDataEnabledForReaso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38]=[.D23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isDataRoamingEnabl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39]=[.D23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liste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0]=[.D24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requestCellInfoUpdate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style-name="ce5" table:formula="of:=IF([.C241]=[.D241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Location, Precise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oid.view.Window.setHideOverlayWindow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2]=[.D24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widget.VideoView.pau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3]=[.D24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widget.VideoView.resum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4]=[.D24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widget.VideoView.setVideoPath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5]=[.D24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widget.VideoView.setVideoURI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6]=[.D24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widget.VideoView.star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7]=[.D24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widget.VideoView.stopPlaybac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8]=[.D24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widget.VideoView.suspen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49]=[.D24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io.File.getFreeSpace</text:p>
          </table:table-cell>
          <table:table-cell/>
          <table:table-cell table:number-columns-repeated="2" table:style-name="ce2" office:value-type="string" calcext:value-type="string">
            <text:p>App info and performance, Other app performance data</text:p>
          </table:table-cell>
          <table:table-cell table:style-name="ce5" table:formula="of:=IF([.C250]=[.D250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Other app performance dat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va.io.File.getTotalSpace</text:p>
          </table:table-cell>
          <table:table-cell/>
          <table:table-cell table:number-columns-repeated="2" table:style-name="ce2" office:value-type="string" calcext:value-type="string">
            <text:p>App info and performance, Other app performance data</text:p>
          </table:table-cell>
          <table:table-cell table:style-name="ce5" table:formula="of:=IF([.C251]=[.D251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Other app performance dat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va.io.File.getUsableSpace</text:p>
          </table:table-cell>
          <table:table-cell/>
          <table:table-cell table:number-columns-repeated="2" table:style-name="ce2" office:value-type="string" calcext:value-type="string">
            <text:p>App info and performance, Other app performance data</text:p>
          </table:table-cell>
          <table:table-cell table:style-name="ce5" table:formula="of:=IF([.C252]=[.D252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App info and performance, Other app performance dat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va.lang.ProcessBuilder.environment</text:p>
          </table:table-cell>
          <table:table-cell/>
          <table:table-cell table:style-name="ce2" office:value-type="string" calcext:value-type="string">
            <text:p>App info and performance, Other app performance data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253]=[.D253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java.lang.System.clearProperty</text:p>
          </table:table-cell>
          <table:table-cell/>
          <table:table-cell table:style-name="ce2" office:value-type="string" calcext:value-type="string">
            <text:p>App info and performance, Other app performance data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254]=[.D254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java.lang.System.getenv</text:p>
          </table:table-cell>
          <table:table-cell/>
          <table:table-cell table:style-name="ce2" office:value-type="string" calcext:value-type="string">
            <text:p>App info and performance, Other app performance data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255]=[.D255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java.lang.System.setProperty</text:p>
          </table:table-cell>
          <table:table-cell/>
          <table:table-cell table:style-name="ce2" office:value-type="string" calcext:value-type="string">
            <text:p>App info and performance, Other app performance data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256]=[.D256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java.net.Authenticator.setDefa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57]=[.D25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net.CookieHandler.getDefault</text:p>
          </table:table-cell>
          <table:table-cell/>
          <table:table-cell table:number-columns-repeated="2" table:style-name="ce2" office:value-type="string" calcext:value-type="string">
            <text:p>Web browsing</text:p>
          </table:table-cell>
          <table:table-cell table:style-name="ce5" table:formula="of:=IF([.C258]=[.D25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net.CookieHandler.setDefault</text:p>
          </table:table-cell>
          <table:table-cell/>
          <table:table-cell table:number-columns-repeated="2" table:style-name="ce2" office:value-type="string" calcext:value-type="string">
            <text:p>Web browsing</text:p>
          </table:table-cell>
          <table:table-cell table:style-name="ce5" table:formula="of:=IF([.C259]=[.D25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net.NetworkInterface.getHardwareAddress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5" table:formula="of:=IF([.C260]=[.D260];1;0)" office:value-type="float" office:value="1" calcext:value-type="float">
            <text:p>1</text:p>
          </table:table-cell>
          <table:table-cell table:style-name="ce5" table:number-columns-repeated="3"/>
          <table:table-cell table:style-name="ce2" office:value-type="string" calcext:value-type="string">
            <text:p>Device or other 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va.net.ProxySelector.getDefault</text:p>
          </table:table-cell>
          <table:table-cell/>
          <table:table-cell table:number-columns-repeated="2" table:style-name="ce2" office:value-type="string" calcext:value-type="string">
            <text:p>Web browsing</text:p>
          </table:table-cell>
          <table:table-cell table:style-name="ce5" table:formula="of:=IF([.C261]=[.D26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net.ProxySelector.setDefault</text:p>
          </table:table-cell>
          <table:table-cell/>
          <table:table-cell table:style-name="ce2" office:value-type="string" calcext:value-type="string">
            <text:p>Web browsing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262]=[.D262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java.net.ResponseCache.getDefault</text:p>
          </table:table-cell>
          <table:table-cell/>
          <table:table-cell table:number-columns-repeated="2" table:style-name="ce2" office:value-type="string" calcext:value-type="string">
            <text:p>Web browsing</text:p>
          </table:table-cell>
          <table:table-cell table:style-name="ce5" table:formula="of:=IF([.C263]=[.D26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net.ResponseCache.setDefault</text:p>
          </table:table-cell>
          <table:table-cell/>
          <table:table-cell table:style-name="ce2" office:value-type="string" calcext:value-type="string">
            <text:p>Web browsing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264]=[.D264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java.security.Security.getProperty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265]=[.D265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cale.setDefa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66]=[.D26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Handler.setEncod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67]=[.D26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Handler.setErrorManag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68]=[.D26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Handler.setFilt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69]=[.D26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Handler.setFormatt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0]=[.D27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Handler.setLevel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1]=[.D27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Logger.addHandl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2]=[.D27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Logger.removeHandl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3]=[.D27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Logger.setLevel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4]=[.D27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Logger.setParen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5]=[.D27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Logger.setUseParentHandler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6]=[.D27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LogManager.readConfiguration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style-name="ce5" table:formula="of:=IF([.C277]=[.D277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logging.LogManager.re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8]=[.D27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TimeZone.setDefa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79]=[.D27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UUID.randomUUI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0]=[.D28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x.net.ssl.HttpsURLConnection.setDefaultHostnameVerifi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1]=[.D28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x.net.ssl.SSLContext.setDefa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2]=[.D28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sun.nio.fs.UnixFileSystemProvider.readSymbolicLin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3]=[.D283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app.job.JobInfo$Builder.setPersis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4]=[.D284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startLeSca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5]=[.D28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bluetooth.BluetoothAdapter.stopLeSca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6]=[.D28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location.LocationManager.getProvider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7]=[.D287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location.LocationManager.sendExtraComman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8]=[.D288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os.health.HealthStats.getDataTyp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89]=[.D289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getDefaultLangu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90]=[.D290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speech.tts.TextToSpeech.synthesizeToFi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91]=[.D291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PhoneStateListener.onDisplayInfoChang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92]=[.D292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getEquivalentHomePlmn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293]=[.D293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getSubscriptionId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5" table:formula="of:=IF([.C294]=[.D294];1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ndroid.telephony.TelephonyManager.isDataConnectionAllow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95]=[.D295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ava.util.prefs.Preferences.userRoo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5" table:formula="of:=IF([.C296]=[.D296];1;0)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5" table:formula="of:=SUM([.E1:.E296])" office:value-type="float" office:value="242" calcext:value-type="float">
            <text:p>242</text:p>
          </table:table-cell>
          <table:table-cell table:style-name="ce5" table:formula="of:=SUM([.F1:.F296])" office:value-type="float" office:value="8" calcext:value-type="float">
            <text:p>8</text:p>
          </table:table-cell>
          <table:table-cell table:style-name="ce5" table:formula="of:=SUM([.G1:.G296])" office:value-type="float" office:value="44" calcext:value-type="float">
            <text:p>44</text:p>
          </table:table-cell>
          <table:table-cell table:style-name="ce5" table:formula="of:=SUM([.H1:.H296])" office:value-type="float" office:value="1" calcext:value-type="float">
            <text:p>1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015"/>
        </table:table-row>
        <table:table-row table:style-name="ro1" table:number-rows-repeated="703">
          <table:table-cell table:number-columns-repeated="4"/>
          <table:table-cell table:style-name="ce5" table:number-columns-repeated="4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mant pipes" table:style-name="ta2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3"/>
          <table:table-cell table:style-name="ce1" office:value-type="string" calcext:value-type="string">
            <text:p>Arkalakis</text:p>
          </table:table-cell>
          <table:table-cell table:style-name="ce1" office:value-type="string" calcext:value-type="string">
            <text:p>Diamant</text:p>
          </table:table-cell>
          <table:table-cell table:number-columns-repeated="2"/>
          <table:table-cell table:style-name="ce1" office:value-type="string" calcext:value-type="string">
            <text:p>Final</text:p>
          </table:table-cell>
          <table:table-cell table:number-columns-repeated="2"/>
          <table:table-cell table:style-name="ce1" table:formula="of:=&quot;Sumfwnoume se: &quot;&amp;SUM([.J2:.J296])&amp;&quot;/295 - exact match&quot;" office:value-type="string" office:string-value="Sumfwnoume se: 242/295 - exact match" calcext:value-type="string">
            <text:p>Sumfwnoume se: 242/295 - exact mat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addAccount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2]=[.D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getAccounts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3]=[.D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getAccountsByType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4]=[.D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getAccountsByTypeAndFeatures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5]=[.D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getAccountsByTypeForPackage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6]=[.D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getAuthToken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7]=[.D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getPassword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8]=[.D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getPreviousName</text:p>
          </table:table-cell>
          <table:table-cell/>
          <table:table-cell table:style-name="ce2" office:value-type="string" calcext:value-type="string">
            <text:p>Personal info, Name</text:p>
          </table:table-cell>
          <table:table-cell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9]=[.D9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getUserData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10]=[.D1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setPassword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11]=[.D1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ccounts.AccountManager.setUserData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Personal info</text:p>
          </table:table-cell>
          <table:table-cell table:number-columns-repeated="2"/>
          <table:table-cell table:style-name="ce8" table:formula="of:=IF([.C12]=[.D1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ctivityManager.getRecentTask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Personal info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p activity</text:p>
          </table:table-cell>
          <table:table-cell table:number-columns-repeated="2"/>
          <table:table-cell table:style-name="ce8" table:formula="of:=IF([.C13]=[.D13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ctivityManager.getRunningAppProcess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Personal info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p activity</text:p>
          </table:table-cell>
          <table:table-cell table:number-columns-repeated="2"/>
          <table:table-cell table:style-name="ce8" table:formula="of:=IF([.C14]=[.D14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ctivityManager.getRunningTask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Personal info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p activity</text:p>
          </table:table-cell>
          <table:table-cell table:number-columns-repeated="2"/>
          <table:table-cell table:style-name="ce8" table:formula="of:=IF([.C15]=[.D15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ctivityManager.killBackgroundProcess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16]=[.D1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larmManager.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17]=[.D1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larmManager.setAlarmCloc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18]=[.D1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larmManager.setExac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19]=[.D1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larmManager.setExactAndAllowWhileId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20]=[.D2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ppOpsManager.startWatchingMode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App info and performance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number-columns-repeated="2"/>
          <table:table-cell table:style-name="ce8" table:formula="of:=IF([.C21]=[.D21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AppOpsManager.startWatchingStarted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App info and performance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number-columns-repeated="2"/>
          <table:table-cell table:style-name="ce8" table:formula="of:=IF([.C22]=[.D22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backup.BackupManager.dataChang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23]=[.D2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compat.CompatChanges.isChangeEnabl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24]=[.D2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GameManager.isAngleEnabled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info and performance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8" table:formula="of:=IF([.C25]=[.D25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job.JobInfo$Builder.setPersis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26]=[.D2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JobSchedulerImpl.schedu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27]=[.D2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KeyguardManager$KeyguardLock.disableKeyguar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28]=[.D2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KeyguardManager$KeyguardLock.reenableKeyguar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29]=[.D2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KeyguardManager.requestDismissKeyguar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30]=[.D3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Service.stopSelf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31]=[.D3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Service.stopSelfRes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32]=[.D3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usage.UsageStatsManager.getAppStandbyBucket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info and performance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p info and performance</text:p>
          </table:table-cell>
          <table:table-cell table:number-columns-repeated="2"/>
          <table:table-cell table:style-name="ce8" table:formula="of:=IF([.C33]=[.D33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WallpaperManager.getDrawable</text:p>
          </table:table-cell>
          <table:table-cell/>
          <table:table-cell table:number-columns-repeated="2" table:style-name="ce2" office:value-type="string" calcext:value-type="string">
            <text:p>Photos or videos, Photos, Files and docs</text:p>
          </table:table-cell>
          <table:table-cell table:number-columns-repeated="2"/>
          <table:table-cell table:style-name="ce2" office:value-type="string" calcext:value-type="string">
            <text:p>Photos or videos, Photos, Files and docs</text:p>
          </table:table-cell>
          <table:table-cell table:number-columns-repeated="2"/>
          <table:table-cell table:style-name="ce8" table:formula="of:=IF([.C34]=[.D3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WallpaperManager.setBitmap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35]=[.D3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WallpaperManager.setResour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36]=[.D3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WallpaperManager.suggestDesiredDimension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37]=[.D3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2dp.getConnectedDevic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Device or other ID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38]=[.D38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2dp.getDevicesMatchingConnectionStat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pp activity, Device or other ID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39]=[.D39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cancelDiscover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40]=[.D4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closeProfileProx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41]=[.D4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enab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42]=[.D4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getAddress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43]=[.D4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getBluetoothLeAdvertis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44]=[.D4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getBluetoothLeScann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45]=[.D4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getBondedDevic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46]=[.D4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getNam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47]=[.D4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getProfileConnection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48]=[.D4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getProfileProx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49]=[.D4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getScanMod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0]=[.D5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get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1]=[.D5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isDiscover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2]=[.D5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isEnabl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3]=[.D5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isMultipleAdvertisementSuppor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4]=[.D5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isOffloadedFilteringSuppor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5]=[.D5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isOffloadedScanBatchingSuppor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6]=[.D5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listenUsingRfcommWithServiceRecor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7]=[.D5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startDiscover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8]=[.D5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Device.getBond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59]=[.D5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Device.getNam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60]=[.D6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Device.getTyp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61]=[.D6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Device.getUuids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62]=[.D6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GattServer.addServ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63]=[.D6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Headset.getConnectedDevic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64]=[.D64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HearingAid.getDevicesMatchingConnectionStat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65]=[.D65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Manager.getConnectedDevice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66]=[.D6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Manager.getDevicesMatchingConnectionStates</text:p>
          </table:table-cell>
          <table:table-cell/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67]=[.D67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Manager.openGattServ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68]=[.D6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le.BluetoothLeAdvertiser.startAdvertis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69]=[.D6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le.BluetoothLeAdvertiser.startAdvertising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0]=[.D7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le.BluetoothLeAdvertiser.stopAdvertis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1]=[.D7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le.BluetoothLeAdvertiser.stopAdvertising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2]=[.D7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le.BluetoothLeScanner.flushPendingScanResult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3]=[.D7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le.BluetoothLeScanner.startScan</text:p>
          </table:table-cell>
          <table:table-cell/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4]=[.D7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le.BluetoothLeScanner.stopSca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5]=[.D7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mpanion.CompanionDeviceManager.associ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6]=[.D7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AttributionSource.getRenouncedPermission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7]=[.D7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ntProvider.bulkInser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8]=[.D7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ntProvider.dele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8" table:formula="of:=IF([.C79]=[.D7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ntProvider.openAssetFile</text:p>
          </table:table-cell>
          <table:table-cell/>
          <table:table-cell table:number-columns-repeated="2" table:style-name="ce2" office:value-type="string" calcext:value-type="string">
            <text:p>Files and doc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iles and docs</text:p>
          </table:table-cell>
          <table:table-cell table:number-columns-repeated="2"/>
          <table:table-cell table:style-name="ce8" table:formula="of:=IF([.C80]=[.D8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ntProvider.openTypedAssetFile</text:p>
          </table:table-cell>
          <table:table-cell/>
          <table:table-cell table:number-columns-repeated="2" table:style-name="ce2" office:value-type="string" calcext:value-type="string">
            <text:p>Files and doc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iles and docs</text:p>
          </table:table-cell>
          <table:table-cell table:number-columns-repeated="2"/>
          <table:table-cell table:style-name="ce8" table:formula="of:=IF([.C81]=[.D8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ntProvider.query</text:p>
          </table:table-cell>
          <table:table-cell/>
          <table:table-cell table:style-name="ce2" office:value-type="string" calcext:value-type="string">
            <text:p>Files and doc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82]=[.D82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ntProvider.upd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83]=[.D8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ntProviderClient.setDetectNotRespond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84]=[.D8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ntResolver.query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2" office:value-type="string" calcext:value-type="string">
            <text:p>Device or other IDs</text:p>
          </table:table-cell>
          <table:table-cell table:number-columns-repeated="2"/>
          <table:table-cell table:style-name="ce8" table:formula="of:=IF([.C85]=[.D85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xtParams.getRenouncedPermission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86]=[.D8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xtWrapper.stopServ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87]=[.D8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ContextWrapper.unbindServ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88]=[.D8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content.pm.LauncherApps.hasShortcutHostPermissio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89]=[.D8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hardware.biometrics.BiometricManager.canAuthenticate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90]=[.D90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hardware.camera2.CameraManager.openCamera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91]=[.D9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hardware.fingerprint.FingerprintManager.hasEnrolledFingerprint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92]=[.D9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hardware.fingerprint.FingerprintManager.isHardwareDetected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93]=[.D93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addGpsStatusListener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number-columns-repeated="2"/>
          <table:table-cell table:style-name="ce2" office:value-type="string" calcext:value-type="string">
            <text:p>Location, Precise location</text:p>
          </table:table-cell>
          <table:table-cell table:number-columns-repeated="2"/>
          <table:table-cell table:style-name="ce8" table:formula="of:=IF([.C94]=[.D9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addNmeaListener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number-columns-repeated="2"/>
          <table:table-cell table:style-name="ce2" office:value-type="string" calcext:value-type="string">
            <text:p>Location, Precise location</text:p>
          </table:table-cell>
          <table:table-cell table:number-columns-repeated="2"/>
          <table:table-cell table:style-name="ce8" table:formula="of:=IF([.C95]=[.D9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getBestProvid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96]=[.D9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getCurrentLocation</text:p>
          </table:table-cell>
          <table:table-cell/>
          <table:table-cell table:number-columns-repeated="2" table:style-name="ce2" office:value-type="string" calcext:value-type="string">
            <text:p>Location, Precise location, Approximate location</text:p>
          </table:table-cell>
          <table:table-cell table:number-columns-repeated="2"/>
          <table:table-cell table:style-name="ce2" office:value-type="string" calcext:value-type="string">
            <text:p>Location, Precise location, Approximate location</text:p>
          </table:table-cell>
          <table:table-cell table:number-columns-repeated="2"/>
          <table:table-cell table:style-name="ce8" table:formula="of:=IF([.C97]=[.D9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getGpsStatus</text:p>
          </table:table-cell>
          <table:table-cell/>
          <table:table-cell table:style-name="ce2" office:value-type="string" calcext:value-type="string">
            <text:p>Location, Precise location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98]=[.D98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getLastKnownLocation</text:p>
          </table:table-cell>
          <table:table-cell/>
          <table:table-cell table:number-columns-repeated="2" table:style-name="ce2" office:value-type="string" calcext:value-type="string">
            <text:p>Location, Precise location, Approximate location</text:p>
          </table:table-cell>
          <table:table-cell table:number-columns-repeated="2"/>
          <table:table-cell table:style-name="ce2" office:value-type="string" calcext:value-type="string">
            <text:p>Location, Precise location, Approximate location</text:p>
          </table:table-cell>
          <table:table-cell table:number-columns-repeated="2"/>
          <table:table-cell table:style-name="ce8" table:formula="of:=IF([.C99]=[.D9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getProvider</text:p>
          </table:table-cell>
          <table:table-cell/>
          <table:table-cell table:style-name="ce2" office:value-type="string" calcext:value-type="string">
            <text:p>Location, Approximate location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00]=[.D100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registerGnssStatusCallback</text:p>
          </table:table-cell>
          <table:table-cell/>
          <table:table-cell table:style-name="ce2" office:value-type="string" calcext:value-type="string">
            <text:p>Location, Precise location</text:p>
          </table:table-cell>
          <table:table-cell table:style-name="ce2" office:value-type="string" calcext:value-type="string">
            <text:p>Location</text:p>
          </table:table-cell>
          <table:table-cell table:number-columns-repeated="2"/>
          <table:table-cell table:style-name="ce2" office:value-type="string" calcext:value-type="string">
            <text:p>Location, Precise location</text:p>
          </table:table-cell>
          <table:table-cell table:number-columns-repeated="2"/>
          <table:table-cell table:style-name="ce8" table:formula="of:=IF([.C101]=[.D101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removeUpdat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02]=[.D10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requestLocationUpdates</text:p>
          </table:table-cell>
          <table:table-cell/>
          <table:table-cell table:number-columns-repeated="2" table:style-name="ce2" office:value-type="string" calcext:value-type="string">
            <text:p>Location, Precise location, Approximate location</text:p>
          </table:table-cell>
          <table:table-cell table:number-columns-repeated="2"/>
          <table:table-cell table:style-name="ce2" office:value-type="string" calcext:value-type="string">
            <text:p>Location, Precise location, Approximate location</text:p>
          </table:table-cell>
          <table:table-cell table:number-columns-repeated="2"/>
          <table:table-cell table:style-name="ce8" table:formula="of:=IF([.C103]=[.D10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requestSingleUpdate</text:p>
          </table:table-cell>
          <table:table-cell/>
          <table:table-cell table:number-columns-repeated="2" table:style-name="ce2" office:value-type="string" calcext:value-type="string">
            <text:p>Location, Precise location, Approximate location</text:p>
          </table:table-cell>
          <table:table-cell table:number-columns-repeated="5"/>
          <table:table-cell table:style-name="ce8" table:formula="of:=IF([.C104]=[.D10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AudioAttributes$Builder.setSystemUs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05]=[.D10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AudioManager.requestAudioFocu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06]=[.D10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AudioManager.setBluetoothScoO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07]=[.D10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AudioManager.setMicrophoneMu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08]=[.D10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AudioManager.setMod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09]=[.D10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AudioManager.setSpeakerphoneOn</text:p>
          </table:table-cell>
          <table:table-cell/>
          <table:table-cell table:style-name="ce2" office:value-type="string" calcext:value-type="string">
            <text:p>Audio files, Voice or sound recording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0]=[.D110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AudioManager.setStreamVolum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1]=[.D11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browse.MediaBrowser.disconnec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2]=[.D11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MediaPlayer.pau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3]=[.D11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MediaPlayer.relea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4]=[.D11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MediaPlayer.re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5]=[.D11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MediaPlayer.setWakeMod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6]=[.D11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MediaPlayer.star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7]=[.D11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MediaPlayer.stop</text:p>
          </table:table-cell>
          <table:table-cell/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8]=[.D11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MediaScannerConnection.disconnec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19]=[.D11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Ringtone.pla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20]=[.D12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Ringtone.setAudioAttribut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21]=[.D12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Ringtone.setStreamTyp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22]=[.D12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Ringtone.stop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23]=[.D12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media.RingtoneManager.getRingtone</text:p>
          </table:table-cell>
          <table:table-cell/>
          <table:table-cell table:number-columns-repeated="2" table:style-name="ce2" office:value-type="string" calcext:value-type="string">
            <text:p>Audio files, Music files</text:p>
          </table:table-cell>
          <table:table-cell table:number-columns-repeated="5"/>
          <table:table-cell table:style-name="ce8" table:formula="of:=IF([.C124]=[.D12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ActiveNetwor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25]=[.D12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ActiveNetworkInfo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26]=[.D12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AllNetworkInfo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27]=[.D12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AllNetwork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28]=[.D12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LinkProperti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29]=[.D12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NetworkCapabiliti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0]=[.D13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NetworkInfo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1]=[.D13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NetworkPreferen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2]=[.D13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RestrictBackgroundStatu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3]=[.D13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getTetheredIfac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4]=[.D13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isActiveNetworkMeter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5]=[.D13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registerDefaultNetworkCallbac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6]=[.D13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registerDefaultNetworkCallbackForUi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7]=[.D13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registerNetworkCallbac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8]=[.D13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reportNetworkConnectivity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39]=[.D13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ConnectivityManager.requestNetwor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40]=[.D14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wifi.p2p.WifiP2pManager.initializ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41]=[.D14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wifi.rtt.WifiRttManager.startRanging</text:p>
          </table:table-cell>
          <table:table-cell/>
          <table:table-cell table:style-name="ce2" office:value-type="string" calcext:value-type="string">
            <text:p>Location, Precise location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42]=[.D142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wifi.WifiInfo.getBSS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143]=[.D14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wifi.WifiInfo.getMacAddress</text:p>
          </table:table-cell>
          <table:table-cell/>
          <table:table-cell table:style-name="ce2" office:value-type="string" calcext:value-type="string">
            <text:p>Location, Precise location, Device or other IDs</text:p>
          </table:table-cell>
          <table:table-cell table:style-name="ce2" office:value-type="string" calcext:value-type="string">
            <text:p>Location, Device or other IDs</text:p>
          </table:table-cell>
          <table:table-cell table:number-columns-repeated="5"/>
          <table:table-cell table:style-name="ce8" table:formula="of:=IF([.C144]=[.D144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wifi.WifiInfo.getSS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145]=[.D14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wifi.WifiManager$MulticastLock.acquir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46]=[.D14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wifi.WifiManager$MulticastLock.relea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47]=[.D14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wifi.WifiManager$WifiLock.acquir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48]=[.D14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net.wifi.WifiManager$WifiLock.relea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49]=[.D14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BatteryManager.getIntProperty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number-columns-repeated="5"/>
          <table:table-cell table:style-name="ce8" table:formula="of:=IF([.C150]=[.D15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BatteryManager.getLongProperty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number-columns-repeated="5"/>
          <table:table-cell table:style-name="ce8" table:formula="of:=IF([.C151]=[.D15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BatteryManager.isCharging</text:p>
          </table:table-cell>
          <table:table-cell/>
          <table:table-cell table:style-name="ce1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App info and performance, Diagnostics</text:p>
          </table:table-cell>
          <table:table-cell table:number-columns-repeated="5"/>
          <table:table-cell table:style-name="ce8" table:formula="of:=IF([.C152]=[.D15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Build.getSerial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153]=[.D15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Debug.getMemoryInfo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number-columns-repeated="5"/>
          <table:table-cell table:style-name="ce8" table:formula="of:=IF([.C154]=[.D15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Debug.getNativeHeapAllocatedSize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number-columns-repeated="5"/>
          <table:table-cell table:style-name="ce8" table:formula="of:=IF([.C155]=[.D15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Debug.getNativeHeapFreeSize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number-columns-repeated="5"/>
          <table:table-cell table:style-name="ce8" table:formula="of:=IF([.C156]=[.D15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Debug.getNativeHeapSize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number-columns-repeated="5"/>
          <table:table-cell table:style-name="ce8" table:formula="of:=IF([.C157]=[.D15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Debug.getRuntimeStat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number-columns-repeated="5"/>
          <table:table-cell table:style-name="ce8" table:formula="of:=IF([.C158]=[.D15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health.HealthStats.getMeasurement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59]=[.D159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health.HealthStats.getStats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60]=[.D160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PowerManager$WakeLock.acquir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61]=[.D16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PowerManager$WakeLock.relea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62]=[.D16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PowerManager.getCurrentThermalStatus</text:p>
          </table:table-cell>
          <table:table-cell/>
          <table:table-cell table:number-columns-repeated="2" table:style-name="ce2" office:value-type="string" calcext:value-type="string">
            <text:p>App info and performance, Diagnostics</text:p>
          </table:table-cell>
          <table:table-cell table:number-columns-repeated="5"/>
          <table:table-cell table:style-name="ce8" table:formula="of:=IF([.C163]=[.D16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StrictMode.getThreadPolicy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App info and performance</text:p>
          </table:table-cell>
          <table:table-cell table:number-columns-repeated="5"/>
          <table:table-cell table:style-name="ce8" table:formula="of:=IF([.C164]=[.D164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StrictMode.getVmPolicy</text:p>
          </table:table-cell>
          <table:table-cell/>
          <table:table-cell table:style-name="ce2" office:value-type="string" calcext:value-type="string">
            <text:p>App info and performance, Diagnostics</text:p>
          </table:table-cell>
          <table:table-cell table:style-name="ce2" office:value-type="string" calcext:value-type="string">
            <text:p>App info and performance</text:p>
          </table:table-cell>
          <table:table-cell table:number-columns-repeated="5"/>
          <table:table-cell table:style-name="ce8" table:formula="of:=IF([.C165]=[.D165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SystemVibrator.cancel</text:p>
          </table:table-cell>
          <table:table-cell/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66]=[.D16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SystemVibrator.vibr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67]=[.D16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UserManager.getProfileIds</text:p>
          </table:table-cell>
          <table:table-cell/>
          <table:table-cell table:style-name="ce2" office:value-type="string" calcext:value-type="string">
            <text:p>Personal info, User ID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68]=[.D168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UserManager.getUserRestriction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69]=[.D16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UserManager.hasUserRestrictionForUs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0]=[.D17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UserManager.isManagedProfi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1]=[.D17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UserManager.isProfi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2]=[.D17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UserManager.isUserRunn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3]=[.D17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UserManager.isUserUnlock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4]=[.D17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UserManager.isUserUnlockingOrUnlock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5]=[.D17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provider.DeviceConfig.getBoolea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6]=[.D17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provider.DeviceConfig.getIn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7]=[.D17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provider.DeviceConfig.getLo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8]=[.D17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provider.Settings$Config.getStrings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79]=[.D179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provider.Settings$Secure.getString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0]=[.D180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provider.Settings$System.putStr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1]=[.D18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provider.Settings.canDrawOverlay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2]=[.D18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provider.Settings.Secure.getString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3]=[.D183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getAvailableLanguag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4]=[.D18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getDefaultVo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5]=[.D18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getVo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6]=[.D18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getVoice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7]=[.D18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isLanguageAvailab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8]=[.D18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setLangu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89]=[.D18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setVoic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90]=[.D19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shutdow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91]=[.D19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speak</text:p>
          </table:table-cell>
          <table:table-cell/>
          <table:table-cell table:style-name="ce2" office:value-type="string" calcext:value-type="string">
            <text:p>App activity, Other action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92]=[.D192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stop</text:p>
          </table:table-cell>
          <table:table-cell/>
          <table:table-cell table:style-name="ce2" office:value-type="string" calcext:value-type="string">
            <text:p>App activity, Other action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93]=[.D193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com.TelecomManager.getCallCapablePhoneAccounts</text:p>
          </table:table-cell>
          <table:table-cell/>
          <table:table-cell table:number-columns-repeated="2" table:style-name="ce2" office:value-type="string" calcext:value-type="string">
            <text:p>Contacts</text:p>
          </table:table-cell>
          <table:table-cell table:number-columns-repeated="5"/>
          <table:table-cell table:style-name="ce8" table:formula="of:=IF([.C194]=[.D19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com.TelecomManager.getCall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95]=[.D19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com.TelecomManager.getDefaultDialerPack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96]=[.D19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com.TelecomManager.getDefaultOutgoingPhoneAccount</text:p>
          </table:table-cell>
          <table:table-cell/>
          <table:table-cell table:style-name="ce2" office:value-type="string" calcext:value-type="string">
            <text:p>Contacts</text:p>
          </table:table-cell>
          <table:table-cell table:style-name="ce2" office:value-type="string" calcext:value-type="string">
            <text:p>Personal info</text:p>
          </table:table-cell>
          <table:table-cell table:number-columns-repeated="5"/>
          <table:table-cell table:style-name="ce8" table:formula="of:=IF([.C197]=[.D197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com.TelecomManager.isInCall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198]=[.D19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com.TelecomManager.isVoiceMailNumber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ersonal info</text:p>
          </table:table-cell>
          <table:table-cell table:number-columns-repeated="5"/>
          <table:table-cell table:style-name="ce8" table:formula="of:=IF([.C199]=[.D199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ims.ProvisioningManager.isRcsVolteSingleRegistrationCapab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00]=[.D20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PhoneNumberUtils.isVoiceMailNumber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ersonal info</text:p>
          </table:table-cell>
          <table:table-cell table:number-columns-repeated="5"/>
          <table:table-cell table:style-name="ce8" table:formula="of:=IF([.C201]=[.D201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PhoneStateListener.onCallStateChang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02]=[.D20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PhoneStateListener.onCellInfoChanged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number-columns-repeated="5"/>
          <table:table-cell table:style-name="ce8" table:formula="of:=IF([.C203]=[.D20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PhoneStateListener.onCellLocationChanged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number-columns-repeated="5"/>
          <table:table-cell table:style-name="ce8" table:formula="of:=IF([.C204]=[.D20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SubscriptionInfo.getIcc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05]=[.D20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SubscriptionManager.getActiveSubscriptionInfo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number-columns-repeated="5"/>
          <table:table-cell table:style-name="ce8" table:formula="of:=IF([.C206]=[.D20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SubscriptionManager.getActiveSubscriptionInfoCoun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07]=[.D20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SubscriptionManager.getActiveSubscriptionInfoForSimSlotIndex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number-columns-repeated="5"/>
          <table:table-cell table:style-name="ce8" table:formula="of:=IF([.C208]=[.D20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SubscriptionManager.getActiveSubscriptionInfoList</text:p>
          </table:table-cell>
          <table:table-cell/>
          <table:table-cell table:number-columns-repeated="2" table:style-name="ce2" office:value-type="string" calcext:value-type="string">
            <text:p>Personal info</text:p>
          </table:table-cell>
          <table:table-cell table:number-columns-repeated="5"/>
          <table:table-cell table:style-name="ce8" table:formula="of:=IF([.C209]=[.D20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checkCarrierPrivilegesForPack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10]=[.D21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AllCellInfo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number-columns-repeated="5"/>
          <table:table-cell table:style-name="ce8" table:formula="of:=IF([.C211]=[.D21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Call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12]=[.D21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CallStateForSubscriptio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13]=[.D21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CardIdForDefaultEuicc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14]=[.D21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CellLocation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number-columns-repeated="5"/>
          <table:table-cell table:style-name="ce8" table:formula="of:=IF([.C215]=[.D21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DataNetworkTyp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16]=[.D21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Device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17]=[.D21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DeviceSoftwareVersion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18]=[.D21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GroupIdLevel1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19]=[.D21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Imei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20]=[.D22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Line1Number</text:p>
          </table:table-cell>
          <table:table-cell/>
          <table:table-cell table:style-name="ce2" office:value-type="string" calcext:value-type="string">
            <text:p>Personal info, Phone number</text:p>
          </table:table-cell>
          <table:table-cell table:style-name="ce2" office:value-type="string" calcext:value-type="string">
            <text:p>Personal info</text:p>
          </table:table-cell>
          <table:table-cell table:number-columns-repeated="5"/>
          <table:table-cell table:style-name="ce8" table:formula="of:=IF([.C221]=[.D221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Me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22]=[.D22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NeighboringCellInfo</text:p>
          </table:table-cell>
          <table:table-cell/>
          <table:table-cell table:number-columns-repeated="2" table:style-name="ce2" office:value-type="string" calcext:value-type="string">
            <text:p>Location, Approximate location</text:p>
          </table:table-cell>
          <table:table-cell table:number-columns-repeated="5"/>
          <table:table-cell table:style-name="ce8" table:formula="of:=IF([.C223]=[.D22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NetworkCountryIso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Location</text:p>
          </table:table-cell>
          <table:table-cell table:number-columns-repeated="5"/>
          <table:table-cell table:style-name="ce8" table:formula="of:=IF([.C224]=[.D224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NetworkOperator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25]=[.D22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NetworkOperatorName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26]=[.D22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NetworkType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27]=[.D227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PhoneCount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28]=[.D22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ServiceState</text:p>
          </table:table-cell>
          <table:table-cell/>
          <table:table-cell table:number-columns-repeated="2" table:style-name="ce2" office:value-type="string" calcext:value-type="string">
            <text:p>Location, Approximate location</text:p>
          </table:table-cell>
          <table:table-cell table:number-columns-repeated="5"/>
          <table:table-cell table:style-name="ce8" table:formula="of:=IF([.C229]=[.D22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SimSerialNumber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30]=[.D23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SimSpecificCarrier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31]=[.D23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SimStat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32]=[.D23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SubscriberId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33]=[.D23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VisualVoicemailPackageName</text:p>
          </table:table-cell>
          <table:table-cell/>
          <table:table-cell table:number-columns-repeated="2" table:style-name="ce2" office:value-type="string" calcext:value-type="string">
            <text:p>App activity, Installed apps</text:p>
          </table:table-cell>
          <table:table-cell table:number-columns-repeated="5"/>
          <table:table-cell table:style-name="ce8" table:formula="of:=IF([.C234]=[.D23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VoiceMailNumber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ersonal info</text:p>
          </table:table-cell>
          <table:table-cell table:number-columns-repeated="5"/>
          <table:table-cell table:style-name="ce8" table:formula="of:=IF([.C235]=[.D235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VoiceNetworkType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36]=[.D23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isDataEnabl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37]=[.D23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isDataEnabledForReaso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38]=[.D23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isDataRoamingEnabl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39]=[.D23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liste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40]=[.D24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requestCellInfoUpdate</text:p>
          </table:table-cell>
          <table:table-cell/>
          <table:table-cell table:number-columns-repeated="2" table:style-name="ce2" office:value-type="string" calcext:value-type="string">
            <text:p>Location, Precise location</text:p>
          </table:table-cell>
          <table:table-cell table:number-columns-repeated="5"/>
          <table:table-cell table:style-name="ce8" table:formula="of:=IF([.C241]=[.D24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view.Window.setHideOverlayWindow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42]=[.D24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widget.VideoView.paus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43]=[.D24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widget.VideoView.resum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44]=[.D24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widget.VideoView.setVideoPath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45]=[.D24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widget.VideoView.setVideoURI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46]=[.D24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widget.VideoView.star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47]=[.D24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widget.VideoView.stopPlaybac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48]=[.D24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widget.VideoView.suspen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49]=[.D24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io.File.getFreeSpace</text:p>
          </table:table-cell>
          <table:table-cell/>
          <table:table-cell table:number-columns-repeated="2" table:style-name="ce2" office:value-type="string" calcext:value-type="string">
            <text:p>App info and performance, Other app performance data</text:p>
          </table:table-cell>
          <table:table-cell table:number-columns-repeated="5"/>
          <table:table-cell table:style-name="ce8" table:formula="of:=IF([.C250]=[.D25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io.File.getTotalSpace</text:p>
          </table:table-cell>
          <table:table-cell/>
          <table:table-cell table:number-columns-repeated="2" table:style-name="ce2" office:value-type="string" calcext:value-type="string">
            <text:p>App info and performance, Other app performance data</text:p>
          </table:table-cell>
          <table:table-cell table:number-columns-repeated="5"/>
          <table:table-cell table:style-name="ce8" table:formula="of:=IF([.C251]=[.D25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io.File.getUsableSpace</text:p>
          </table:table-cell>
          <table:table-cell/>
          <table:table-cell table:number-columns-repeated="2" table:style-name="ce2" office:value-type="string" calcext:value-type="string">
            <text:p>App info and performance, Other app performance data</text:p>
          </table:table-cell>
          <table:table-cell table:number-columns-repeated="5"/>
          <table:table-cell table:style-name="ce8" table:formula="of:=IF([.C252]=[.D25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lang.ProcessBuilder.environment</text:p>
          </table:table-cell>
          <table:table-cell/>
          <table:table-cell table:style-name="ce2" office:value-type="string" calcext:value-type="string">
            <text:p>App info and performance, Other app performance data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53]=[.D253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lang.System.clearProperty</text:p>
          </table:table-cell>
          <table:table-cell/>
          <table:table-cell table:style-name="ce2" office:value-type="string" calcext:value-type="string">
            <text:p>App info and performance, Other app performance data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54]=[.D254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lang.System.getenv</text:p>
          </table:table-cell>
          <table:table-cell/>
          <table:table-cell table:style-name="ce2" office:value-type="string" calcext:value-type="string">
            <text:p>App info and performance, Other app performance data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55]=[.D255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lang.System.setProperty</text:p>
          </table:table-cell>
          <table:table-cell/>
          <table:table-cell table:style-name="ce2" office:value-type="string" calcext:value-type="string">
            <text:p>App info and performance, Other app performance data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56]=[.D25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net.Authenticator.setDefa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57]=[.D25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net.CookieHandler.getDefault</text:p>
          </table:table-cell>
          <table:table-cell/>
          <table:table-cell table:number-columns-repeated="2" table:style-name="ce2" office:value-type="string" calcext:value-type="string">
            <text:p>Web browsing</text:p>
          </table:table-cell>
          <table:table-cell table:number-columns-repeated="5"/>
          <table:table-cell table:style-name="ce8" table:formula="of:=IF([.C258]=[.D25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net.CookieHandler.setDefault</text:p>
          </table:table-cell>
          <table:table-cell/>
          <table:table-cell table:number-columns-repeated="2" table:style-name="ce2" office:value-type="string" calcext:value-type="string">
            <text:p>Web browsing</text:p>
          </table:table-cell>
          <table:table-cell table:number-columns-repeated="5"/>
          <table:table-cell table:style-name="ce8" table:formula="of:=IF([.C259]=[.D25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net.NetworkInterface.getHardwareAddress</text:p>
          </table:table-cell>
          <table:table-cell/>
          <table:table-cell table:number-columns-repeated="2"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60]=[.D26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net.ProxySelector.getDefault</text:p>
          </table:table-cell>
          <table:table-cell/>
          <table:table-cell table:number-columns-repeated="2" table:style-name="ce2" office:value-type="string" calcext:value-type="string">
            <text:p>Web browsing</text:p>
          </table:table-cell>
          <table:table-cell table:number-columns-repeated="5"/>
          <table:table-cell table:style-name="ce8" table:formula="of:=IF([.C261]=[.D26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net.ProxySelector.setDefault</text:p>
          </table:table-cell>
          <table:table-cell/>
          <table:table-cell table:style-name="ce2" office:value-type="string" calcext:value-type="string">
            <text:p>Web browsing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62]=[.D262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net.ResponseCache.getDefault</text:p>
          </table:table-cell>
          <table:table-cell/>
          <table:table-cell table:number-columns-repeated="2" table:style-name="ce2" office:value-type="string" calcext:value-type="string">
            <text:p>Web browsing</text:p>
          </table:table-cell>
          <table:table-cell table:number-columns-repeated="5"/>
          <table:table-cell table:style-name="ce8" table:formula="of:=IF([.C263]=[.D26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net.ResponseCache.setDefault</text:p>
          </table:table-cell>
          <table:table-cell/>
          <table:table-cell table:style-name="ce2" office:value-type="string" calcext:value-type="string">
            <text:p>Web browsing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64]=[.D264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security.Security.getProperty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65]=[.D265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cale.setDefa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66]=[.D26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Handler.setEncoding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67]=[.D26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Handler.setErrorManag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68]=[.D26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Handler.setFilt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69]=[.D26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Handler.setFormatt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0]=[.D27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Handler.setLevel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1]=[.D27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Logger.addHandl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2]=[.D27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Logger.removeHandl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3]=[.D27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Logger.setLevel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4]=[.D27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Logger.setParen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5]=[.D27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Logger.setUseParentHandler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6]=[.D27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LogManager.readConfiguration</text:p>
          </table:table-cell>
          <table:table-cell/>
          <table:table-cell table:style-name="ce2" office:value-type="string" calcext:value-type="string">
            <text:p>Device or other IDs</text:p>
          </table:table-cell>
          <table:table-cell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7]=[.D277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logging.LogManager.rese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8]=[.D27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TimeZone.setDefa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79]=[.D27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UUID.randomUUI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0]=[.D28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x.net.ssl.HttpsURLConnection.setDefaultHostnameVerifier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1]=[.D28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x.net.ssl.SSLContext.setDefaul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2]=[.D28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n.nio.fs.UnixFileSystemProvider.readSymbolicLink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3]=[.D28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app.job.JobInfo$Builder.setPersist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4]=[.D28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startLeSca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5]=[.D28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bluetooth.BluetoothAdapter.stopLeScan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6]=[.D28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getProviders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7]=[.D28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location.LocationManager.sendExtraComman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8]=[.D28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os.health.HealthStats.getDataTyp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89]=[.D28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getDefaultLanguag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90]=[.D29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speech.tts.TextToSpeech.synthesizeToFile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91]=[.D29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PhoneStateListener.onDisplayInfoChang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92]=[.D29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EquivalentHomePlmns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93]=[.D293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getSubscriptionId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evice or other IDs</text:p>
          </table:table-cell>
          <table:table-cell table:number-columns-repeated="5"/>
          <table:table-cell table:style-name="ce8" table:formula="of:=IF([.C294]=[.D294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oid.telephony.TelephonyManager.isDataConnectionAllowed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95]=[.D29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va.util.prefs.Preferences.userRoot</text:p>
          </table:table-cell>
          <table:table-cell/>
          <table:table-cell table:number-columns-repeated="2" table:style-name="ce2" office:value-type="string" calcext:value-type="string">
            <text:p>none</text:p>
          </table:table-cell>
          <table:table-cell table:number-columns-repeated="5"/>
          <table:table-cell table:style-name="ce8" table:formula="of:=IF([.C296]=[.D29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8" table:formula="of:=SUM([.E1:.E296])" office:value-type="float" office:value="67" calcext:value-type="float">
            <text:p>67</text:p>
          </table:table-cell>
          <table:table-cell table:number-columns-repeated="1019"/>
        </table:table-row>
        <table:table-row table:style-name="ro2" table:number-rows-repeated="10482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mant_20_pipes" style:display-name="PageStyle_diamant pi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655" meta:object-count="0"/>
    <meta:generator>LibreOfficeDev/6.0.5.2$Linux_X86_64 LibreOffice_project/</meta:generator>
  </office:meta>
</office:document-meta>
</file>